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75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11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38.41pt" fo:break-before="auto" style:use-optimal-row-height="false"/>
    </style:style>
    <style:style style:name="ro3" style:family="table-row">
      <style:table-row-properties style:row-height="25.6pt" fo:break-before="auto" style:use-optimal-row-height="false"/>
    </style:style>
    <style:style style:name="ro4" style:family="table-row">
      <style:table-row-properties style:row-height="29.2pt" fo:break-before="auto" style:use-optimal-row-height="fals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Plan_20_de_20_Mejoramiento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fo:padding="2.01pt" style:vertical-align="middle"/>
      <style:paragraph-properties fo:text-align="center" fo:margin-left="0pt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wrap-option="wrap" fo:border="none" fo:padding="2.01pt"/>
    </style:style>
    <style:style style:name="ce8" style:family="table-cell" style:parent-style-name="Default">
      <style:table-cell-properties fo:wrap-option="wrap"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-complex="Arial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use-regular-expressions="false"/>
      <table:table table:name="Plan de Mejoramient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number-columns-repeated="229" table:default-cell-style-name="ce2"/>
        <table:table-column table:style-name="co5" table:number-columns-repeated="766" table:default-cell-style-name="Default"/>
        <table:table-row table:style-name="ro1">
          <table:table-cell table:style-name="ce1" office:value-type="string" calcext:value-type="string" table:number-columns-spanned="29" table:number-rows-spanned="1">
            <text:p>UNIVERSIDAD DISTRITAL FRANCISCO JOSE DE CALDAS</text:p>
          </table:table-cell>
          <table:covered-table-cell table:number-columns-repeated="26" table:style-name="ce1"/>
          <table:covered-table-cell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29" table:number-rows-spanned="1">
            <text:p>PLAN DE MEJORAMIENTO INTERNO Y/O POR PROCESOS</text:p>
          </table:table-cell>
          <table:covered-table-cell table:number-columns-repeated="26" table:style-name="ce1"/>
          <table:covered-table-cell table:number-columns-repeated="2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No.</text:p>
          </table:table-cell>
          <table:table-cell table:style-name="ce3" office:value-type="string" calcext:value-type="string" table:number-columns-spanned="1" table:number-rows-spanned="2">
            <text:p>Nombre </text:p>
            <text:p>Plan de Mejoramiento</text:p>
          </table:table-cell>
          <table:table-cell table:style-name="ce3" office:value-type="string" calcext:value-type="string" table:number-columns-spanned="1" table:number-rows-spanned="2">
            <text:p>Fecha</text:p>
          </table:table-cell>
          <table:table-cell table:style-name="ce3" office:value-type="string" calcext:value-type="string" table:number-columns-spanned="1" table:number-rows-spanned="2">
            <text:p>Origen Plan de</text:p>
            <text:p>Mejoramiento</text:p>
          </table:table-cell>
          <table:table-cell table:style-name="ce3" office:value-type="string" calcext:value-type="string" table:number-columns-spanned="1" table:number-rows-spanned="2">
            <text:p>Sub-Origen Plan de</text:p>
            <text:p>Mejoramiento</text:p>
          </table:table-cell>
          <table:table-cell table:style-name="ce3" office:value-type="string" calcext:value-type="string" table:number-columns-spanned="1" table:number-rows-spanned="2">
            <text:p>Unidad</text:p>
            <text:p> que Formula</text:p>
            <text:p>el Plan de Mejoramiento</text:p>
          </table:table-cell>
          <table:table-cell table:style-name="ce3" office:value-type="string" calcext:value-type="string" table:number-columns-spanned="1" table:number-rows-spanned="2">
            <text:p>Responsable</text:p>
            <text:p>Seguimiento OCI</text:p>
          </table:table-cell>
          <table:table-cell table:style-name="ce3" office:value-type="string" calcext:value-type="string" table:number-columns-spanned="1" table:number-rows-spanned="2">
            <text:p>Radicado</text:p>
          </table:table-cell>
          <table:table-cell table:style-name="ce3" office:value-type="string" calcext:value-type="string" table:number-columns-spanned="1" table:number-rows-spanned="2">
            <text:p>Nombre Oportunidad</text:p>
            <text:p>de Mejora, Hallazgo</text:p>
            <text:p>de Auditoría ó No</text:p>
            <text:p>Conformidad</text:p>
          </table:table-cell>
          <table:table-cell table:style-name="ce3" office:value-type="string" calcext:value-type="string" table:number-columns-spanned="1" table:number-rows-spanned="2">
            <text:p>Descripción</text:p>
            <text:p>Oportunidad de</text:p>
            <text:p>Mejora, Hallazgo de</text:p>
            <text:p>Auditoría ó No</text:p>
            <text:p>Conformidad</text:p>
          </table:table-cell>
          <table:table-cell table:style-name="ce6" office:value-type="string" calcext:value-type="string" table:number-columns-spanned="1" table:number-rows-spanned="2">
            <text:p><text:span text:style-name="T2">Unidad de Oportunidad</text:span></text:p>
            <text:p><text:span text:style-name="T2">de Mejora, Hallazgo</text:span></text:p>
            <text:p><text:span text:style-name="T2">de Auditoría ó No</text:span></text:p>
            <text:p><text:span text:style-name="T2">Conformidad</text:span></text:p>
          </table:table-cell>
          <table:table-cell table:style-name="ce3" office:value-type="string" calcext:value-type="string" table:number-columns-spanned="1" table:number-rows-spanned="2">
            <text:p>Causas </text:p>
            <text:p><text:span text:style-name="T2">Oportunidad</text:span></text:p>
            <text:p><text:span text:style-name="T3">de Mejora, Hallazgo</text:span></text:p>
            <text:p><text:span text:style-name="T3">de Auditoría ó No</text:span></text:p>
            <text:p><text:span text:style-name="T3">Conformidad</text:span></text:p>
          </table:table-cell>
          <table:table-cell table:style-name="ce3" office:value-type="string" calcext:value-type="string" table:number-columns-spanned="1" table:number-rows-spanned="2">
            <text:p>Actividad</text:p>
            <text:p>Correctiva o Acción</text:p>
            <text:p>de Mejoramiento</text:p>
          </table:table-cell>
          <table:table-cell table:style-name="ce3" office:value-type="string" calcext:value-type="string" table:number-columns-spanned="1" table:number-rows-spanned="2">
            <text:p>Actividad Tipo</text:p>
          </table:table-cell>
          <table:table-cell table:style-name="ce3" office:value-type="string" calcext:value-type="string" table:number-columns-spanned="1" table:number-rows-spanned="2">
            <text:p>Objetivo</text:p>
          </table:table-cell>
          <table:table-cell table:style-name="ce3" office:value-type="string" calcext:value-type="string" table:number-columns-spanned="1" table:number-rows-spanned="2">
            <text:p>Indicador</text:p>
          </table:table-cell>
          <table:table-cell table:style-name="ce3" office:value-type="string" calcext:value-type="string" table:number-columns-spanned="1" table:number-rows-spanned="2">
            <text:p>Meta</text:p>
          </table:table-cell>
          <table:table-cell table:style-name="ce3" office:value-type="string" calcext:value-type="string" table:number-columns-spanned="1" table:number-rows-spanned="2">
            <text:p>Unidad de Medida</text:p>
          </table:table-cell>
          <table:table-cell table:style-name="ce3" office:value-type="string" calcext:value-type="string" table:number-columns-spanned="1" table:number-rows-spanned="2">
            <text:p>Unidad</text:p>
            <text:p> Responsable</text:p>
          </table:table-cell>
          <table:table-cell table:style-name="ce3" office:value-type="string" calcext:value-type="string" table:number-columns-spanned="1" table:number-rows-spanned="2">
            <text:p>Recursos</text:p>
          </table:table-cell>
          <table:table-cell table:style-name="ce3" office:value-type="string" calcext:value-type="string" table:number-columns-spanned="1" table:number-rows-spanned="2">
            <text:p>Fecha Inicial</text:p>
          </table:table-cell>
          <table:table-cell table:style-name="ce3" office:value-type="string" calcext:value-type="string" table:number-columns-spanned="1" table:number-rows-spanned="2">
            <text:p>Fecha Final</text:p>
          </table:table-cell>
          <table:table-cell table:style-name="ce3" office:value-type="string" calcext:value-type="string" table:number-columns-spanned="1" table:number-rows-spanned="2">
            <text:p>Estado de la</text:p>
            <text:p>Actividad</text:p>
          </table:table-cell>
          <table:table-cell table:style-name="ce3" office:value-type="string" calcext:value-type="string" table:number-columns-spanned="6" table:number-rows-spanned="1">
            <text:p>Observaciones y Seguimiento</text:p>
          </table:table-cell>
          <table:covered-table-cell table:number-columns-repeated="5" table:style-name="ce3"/>
          <table:table-cell table:number-columns-repeated="995"/>
        </table:table-row>
        <table:table-row table:style-name="ro3">
          <table:covered-table-cell table:number-columns-repeated="23" table:style-name="ce3"/>
          <table:table-cell table:style-name="ce3" office:value-type="string" calcext:value-type="string">
            <text:p>Descripción Avance</text:p>
          </table:table-cell>
          <table:table-cell table:style-name="ce3" office:value-type="string" calcext:value-type="string">
            <text:p>Estado Avance</text:p>
          </table:table-cell>
          <table:table-cell table:style-name="ce3" office:value-type="string" calcext:value-type="string">
            <text:p>Calificación</text:p>
            <text:p>Avance</text:p>
          </table:table-cell>
          <table:table-cell table:style-name="ce3" office:value-type="string" calcext:value-type="string">
            <text:p>% Avance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Fecha Creación</text:p>
          </table:table-cell>
          <table:table-cell table:number-columns-repeated="995"/>
        </table:table-row>
        <table:table-row table:style-name="ro4">
          <table:table-cell table:style-name="ce4" table:formula="of:=&quot;plan['plan_id']&quot;" office:value-type="string" office:string-value="plan['plan_id']" calcext:value-type="string">
            <office:annotation draw:style-name="gr1" draw:text-style-name="P2" svg:width="82.18pt" svg:height="28.09pt" svg:x="0pt" svg:y="0pt" draw:caption-point-x="74.47pt" draw:caption-point-y="115.26pt">
              <dc:date>2018-10-02T00:00:00</dc:date>
              <text:p text:style-name="P1"><text:span text:style-name="T1">do row for plan in data</text:span></text:p>
            </office:annotation>
            <text:p>plan['plan_id']</text:p>
          </table:table-cell>
          <table:table-cell table:style-name="ce4" table:formula="of:=&quot;plan['plan_nombre']&quot;" office:value-type="string" office:string-value="plan['plan_nombre']" calcext:value-type="string">
            <text:p>plan['plan_nombre']</text:p>
          </table:table-cell>
          <table:table-cell table:style-name="ce4" table:formula="of:=&quot;plan['plan_fecha']&quot;" office:value-type="string" office:string-value="plan['plan_fecha']" calcext:value-type="string">
            <text:p>plan['plan_fecha']</text:p>
          </table:table-cell>
          <table:table-cell table:style-name="ce4" table:formula="of:=&quot;plan['plan_origen']&quot;" office:value-type="string" office:string-value="plan['plan_origen']" calcext:value-type="string">
            <text:p>plan['plan_origen']</text:p>
          </table:table-cell>
          <table:table-cell table:style-name="ce4" table:formula="of:=&quot;plan['plan_sub_origen']&quot;" office:value-type="string" office:string-value="plan['plan_sub_origen']" calcext:value-type="string">
            <text:p>plan['plan_sub_origen']</text:p>
          </table:table-cell>
          <table:table-cell table:style-name="ce4" table:formula="of:=&quot;plan['plan_unidad']&quot;" office:value-type="string" office:string-value="plan['plan_unidad']" calcext:value-type="string">
            <text:p>plan['plan_unidad']</text:p>
          </table:table-cell>
          <table:table-cell table:style-name="ce4" table:formula="of:=&quot;plan['plan_usuario']&quot;" office:value-type="string" office:string-value="plan['plan_usuario']" calcext:value-type="string">
            <text:p>plan['plan_usuario']</text:p>
          </table:table-cell>
          <table:table-cell table:style-name="ce4" table:formula="of:=&quot;plan['plan_radicado']&quot;" office:value-type="string" office:string-value="plan['plan_radicado']" calcext:value-type="string">
            <text:p>plan['plan_radicado']</text:p>
          </table:table-cell>
          <table:table-cell table:style-name="ce4" table:formula="of:=&quot;plan['hallazgo_nombre']&quot;" office:value-type="string" office:string-value="plan['hallazgo_nombre']" calcext:value-type="string">
            <text:p>plan['hallazgo_nombre']</text:p>
          </table:table-cell>
          <table:table-cell table:style-name="ce4" table:formula="of:=&quot;plan['hallazgo_descripcion']&quot;" office:value-type="string" office:string-value="plan['hallazgo_descripcion']" calcext:value-type="string">
            <text:p>plan['hallazgo_descripcion']</text:p>
          </table:table-cell>
          <table:table-cell table:style-name="ce4" table:formula="of:=&quot;plan['hallazgo_unidad']&quot;" office:value-type="string" office:string-value="plan['hallazgo_unidad']" calcext:value-type="string">
            <text:p>plan['hallazgo_unidad']</text:p>
          </table:table-cell>
          <table:table-cell table:style-name="ce4"/>
          <table:table-cell table:style-name="ce4" table:formula="of:=&quot;plan['accion_descripcion']&quot;" office:value-type="string" office:string-value="plan['accion_descripcion']" calcext:value-type="string">
            <text:p>plan['accion_descripcion']</text:p>
          </table:table-cell>
          <table:table-cell table:style-name="ce4" table:formula="of:=&quot;plan['accion_tipo']&quot;" office:value-type="string" office:string-value="plan['accion_tipo']" calcext:value-type="string">
            <text:p>plan['accion_tipo']</text:p>
          </table:table-cell>
          <table:table-cell table:style-name="ce4" table:formula="of:=&quot;plan['accion_objetivo']&quot;" office:value-type="string" office:string-value="plan['accion_objetivo']" calcext:value-type="string">
            <text:p>plan['accion_objetivo']</text:p>
          </table:table-cell>
          <table:table-cell table:style-name="ce4" table:formula="of:=&quot;plan['accion_indicador']&quot;" office:value-type="string" office:string-value="plan['accion_indicador']" calcext:value-type="string">
            <text:p>plan['accion_indicador']</text:p>
          </table:table-cell>
          <table:table-cell table:style-name="ce4" table:formula="of:=&quot;plan['accion_meta']&quot;" office:value-type="string" office:string-value="plan['accion_meta']" calcext:value-type="string">
            <text:p>plan['accion_meta']</text:p>
          </table:table-cell>
          <table:table-cell table:style-name="ce4" table:formula="of:=&quot;plan['accion_unidad_medida']&quot;" office:value-type="string" office:string-value="plan['accion_unidad_medida']" calcext:value-type="string">
            <text:p>plan['accion_unidad_medida']</text:p>
          </table:table-cell>
          <table:table-cell table:style-name="ce4" table:formula="of:=&quot;plan['accion_unidad']&quot;" office:value-type="string" office:string-value="plan['accion_unidad']" calcext:value-type="string">
            <text:p>plan['accion_unidad']</text:p>
          </table:table-cell>
          <table:table-cell table:style-name="ce4" table:formula="of:=&quot;plan['accion_recursos']&quot;" office:value-type="string" office:string-value="plan['accion_recursos']" calcext:value-type="string">
            <text:p>plan['accion_recursos']</text:p>
          </table:table-cell>
          <table:table-cell table:style-name="ce4" table:formula="of:=&quot;plan['accion_fecha_inicio']&quot;" office:value-type="string" office:string-value="plan['accion_fecha_inicio']" calcext:value-type="string">
            <text:p>plan['accion_fecha_inicio']</text:p>
          </table:table-cell>
          <table:table-cell table:style-name="ce4" table:formula="of:=&quot;plan['accion_fecha_fin']&quot;" office:value-type="string" office:string-value="plan['accion_fecha_fin']" calcext:value-type="string">
            <text:p>plan['accion_fecha_fin']</text:p>
          </table:table-cell>
          <table:table-cell table:style-name="ce4" table:formula="of:=&quot;plan['accion_estado']&quot;" office:value-type="string" office:string-value="plan['accion_estado']" calcext:value-type="string">
            <text:p>plan['accion_estado']</text:p>
          </table:table-cell>
          <table:table-cell table:style-name="ce4" table:formula="of:=&quot;plan['avance_descripcion']&quot;" office:value-type="string" office:string-value="plan['avance_descripcion']" calcext:value-type="string">
            <text:p>plan['avance_descripcion']</text:p>
          </table:table-cell>
          <table:table-cell table:style-name="ce4" table:formula="of:=&quot;plan['avance_state']&quot;" office:value-type="string" office:string-value="plan['avance_state']" calcext:value-type="string">
            <text:p>plan['avance_state']</text:p>
          </table:table-cell>
          <table:table-cell table:style-name="ce4" table:formula="of:=&quot;plan['avance_calificacion']&quot;" office:value-type="string" office:string-value="plan['avance_calificacion']" calcext:value-type="string">
            <text:p>plan['avance_calificacion']</text:p>
          </table:table-cell>
          <table:table-cell table:style-name="ce4" table:formula="of:=&quot;plan['avance_porcentaje_avance']&quot;" office:value-type="string" office:string-value="plan['avance_porcentaje_avance']" calcext:value-type="string">
            <text:p>plan['avance_porcentaje_avance']</text:p>
          </table:table-cell>
          <table:table-cell table:style-name="ce4" table:formula="of:=&quot;plan['avance_observacion']&quot;" office:value-type="string" office:string-value="plan['avance_observacion']" calcext:value-type="string">
            <text:p>plan['avance_observacion']</text:p>
          </table:table-cell>
          <table:table-cell table:style-name="ce4" table:formula="of:=&quot;plan['avance_fecha_creacion']&quot;" office:value-type="string" office:string-value="plan['avance_fecha_creacion']" calcext:value-type="string">
            <text:p>plan['avance_fecha_creacion']</text:p>
          </table:table-cell>
          <table:table-cell table:style-name="ce7" table:number-columns-repeated="229"/>
          <table:table-cell table:style-name="ce8" table:number-columns-repeated="766"/>
        </table:table-row>
        <table:table-row table:style-name="ro1" table:number-rows-repeated="8">
          <table:table-cell table:number-columns-repeated="1024"/>
        </table:table-row>
        <table:table-row table:style-name="ro5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7:50:22.052577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_20_de_20_Mejoramiento" style:display-name="PageStyle_Plan de Mejoramiento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17:50:51.923247073</dc:date>
    <meta:editing-cycles>31</meta:editing-cycles>
    <meta:editing-duration>PT56M8S</meta:editing-duration>
    <meta:generator>LibreOffice/5.1.6.2$Linux_X86_64 LibreOffice_project/10m0$Build-2</meta:generator>
    <meta:document-statistic meta:table-count="1" meta:cell-count="60" meta:object-count="0"/>
  </office:meta>
</office:document-meta>
</file>